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a109" officeooo:paragraph-rsid="0004a109"/>
    </style:style>
    <style:style style:name="P2" style:family="paragraph" style:parent-style-name="Standard">
      <style:paragraph-properties fo:text-align="center" style:justify-single-word="false"/>
      <style:text-properties officeooo:rsid="0004a109" officeooo:paragraph-rsid="0004a109"/>
    </style:style>
    <style:style style:name="P3" style:family="paragraph" style:parent-style-name="Standard">
      <style:text-properties officeooo:rsid="0004a109" officeooo:paragraph-rsid="00089d71"/>
    </style:style>
    <style:style style:name="P4" style:family="paragraph" style:parent-style-name="Standard">
      <style:text-properties fo:font-style="italic" officeooo:rsid="0004a109" officeooo:paragraph-rsid="0004a109" style:font-style-asian="italic" style:font-style-complex="italic"/>
    </style:style>
    <style:style style:name="P5" style:family="paragraph" style:parent-style-name="Standard">
      <style:text-properties officeooo:rsid="0006f919" officeooo:paragraph-rsid="0006f919"/>
    </style:style>
    <style:style style:name="P6" style:family="paragraph" style:parent-style-name="Standard">
      <style:text-properties officeooo:rsid="00089d71" officeooo:paragraph-rsid="00089d71"/>
    </style:style>
    <style:style style:name="P7" style:family="paragraph" style:parent-style-name="Standard">
      <style:text-properties officeooo:rsid="0009b55f" officeooo:paragraph-rsid="0009b55f"/>
    </style:style>
    <style:style style:name="P8" style:family="paragraph" style:parent-style-name="Standard">
      <style:text-properties officeooo:rsid="000c61f0" officeooo:paragraph-rsid="0009b55f"/>
    </style:style>
    <style:style style:name="P9" style:family="paragraph" style:parent-style-name="Standard">
      <style:text-properties officeooo:rsid="000c61f0" officeooo:paragraph-rsid="000c61f0"/>
    </style:style>
    <style:style style:name="P10" style:family="paragraph" style:parent-style-name="Heading_20_3">
      <style:paragraph-properties fo:break-before="page"/>
    </style:style>
    <style:style style:name="T1" style:family="text">
      <style:text-properties officeooo:rsid="0004a109"/>
    </style:style>
    <style:style style:name="T2" style:family="text">
      <style:text-properties officeooo:rsid="0005b11b"/>
    </style:style>
    <style:style style:name="T3" style:family="text">
      <style:text-properties officeooo:rsid="0006f919"/>
    </style:style>
    <style:style style:name="T4" style:family="text">
      <style:text-properties fo:font-weight="bold" style:font-weight-asian="bold" style:font-weight-complex="bold"/>
    </style:style>
    <style:style style:name="T5" style:family="text">
      <style:text-properties fo:font-weight="bold" officeooo:rsid="0006f919" style:font-weight-asian="bold" style:font-weight-complex="bold"/>
    </style:style>
    <style:style style:name="T6" style:family="text">
      <style:text-properties officeooo:rsid="00089d71"/>
    </style:style>
    <style:style style:name="T7" style:family="text">
      <style:text-properties fo:color="#6666ff" officeooo:rsid="0006f919"/>
    </style:style>
    <style:style style:name="T8" style:family="text">
      <style:text-properties fo:color="#ff6600" officeooo:rsid="0006f919"/>
    </style:style>
    <style:style style:name="T9" style:family="text">
      <style:text-properties fo:color="#99ff66" officeooo:rsid="0006f919"/>
    </style:style>
    <style:style style:name="T10" style:family="text">
      <style:text-properties officeooo:rsid="000b31fd"/>
    </style:style>
    <style:style style:name="T11" style:family="text">
      <style:text-properties officeooo:rsid="000c61f0"/>
    </style:style>
    <style:style style:name="T12" style:family="text">
      <style:text-properties fo:font-size="10pt" style:font-size-asian="10pt" style:font-size-complex="10pt"/>
    </style:style>
    <style:style style:name="T13" style:family="text">
      <style:text-properties style:text-position="super 58%"/>
    </style:style>
    <style:style style:name="T14" style:family="text">
      <style:text-properties style:text-position="super 58%" officeooo:rsid="0006f919"/>
    </style:style>
    <style:style style:name="T15" style:family="text">
      <style:text-properties fo:color="#ff00cc" officeooo:rsid="0006f919"/>
    </style:style>
    <style:style style:name="T16" style:family="text">
      <style:text-properties fo:color="#ff00cc" officeooo:rsid="00089d71"/>
    </style:style>
    <style:style style:name="T17" style:family="text">
      <style:text-properties fo:color="#9900ff" officeooo:rsid="0006f919"/>
    </style:style>
    <style:style style:name="T18" style:family="text">
      <style:text-properties fo:color="#9900ff" officeooo:rsid="00089d71"/>
    </style:style>
    <style:style style:name="T19" style:family="text">
      <style:text-properties fo:color="#9900ff" officeooo:rsid="000d1cd4"/>
    </style:style>
    <style:style style:name="T20" style:family="text">
      <style:text-properties officeooo:rsid="000d1c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urobra <text:span text:style-name="T1">Tables</text:span></text:p>
      <text:p text:style-name="P2">by Sven Nilsen, 2021</text:p>
      <text:p text:style-name="P1"/>
      <text:p text:style-name="P4">In this paper I introduce a natural way of constructing algebraic tables with involutions.</text:p>
      <text:p text:style-name="P1"/>
      <text:p text:style-name="P1">An Ourobra Table is an algebraic table (<text:span text:style-name="T11">e.g. </text:span>addition or multiplication) constructed using the pattern:</text:p>
      <text:p text:style-name="P1"/>
      <text:p text:style-name="P1"><text:tab/>00<text:tab/><text:span text:style-name="T2">01</text:span></text:p>
      <text:p text:style-name="P1"><text:tab/><text:span text:style-name="T2">10</text:span><text:tab/>11</text:p>
      <text:p text:style-name="P1"/>
      <text:p text:style-name="P5">Where `0` and `1` describes the two sides of an involution.</text:p>
      <text:p text:style-name="P5">The name “Ourobra” comes from “ouroboros”, an ancient symbol of a serpent eating its own tail<text:span text:style-name="T13"><text:reference-ref text:reference-format="text" text:ref-name="ouroboros">[1]</text:reference-ref></text:span>.</text:p>
      <text:p text:style-name="P1"/>
      <text:p text:style-name="P1">For example, <text:span text:style-name="T3">given an involution between `a` and `b` gives a standard Cayley table</text:span><text:span text:style-name="T14"><text:reference-ref text:reference-format="text" text:ref-name="cayley table">[2]</text:reference-ref></text:span>:</text:p>
      <text:p text:style-name="P1"/>
      <text:p text:style-name="P1"><text:tab/><text:tab/><text:span text:style-name="T4">a<text:tab/>b</text:span></text:p>
      <text:p text:style-name="P1"><text:tab/><text:span text:style-name="T4">a</text:span><text:tab/>aa<text:tab/><text:span text:style-name="T2">ab</text:span></text:p>
      <text:p text:style-name="P1"><text:tab/><text:span text:style-name="T4">b</text:span><text:tab/><text:span text:style-name="T2">ba</text:span><text:tab/>bb</text:p>
      <text:p text:style-name="P1"/>
      <text:p text:style-name="P5">This table can now be used to construct a <text:span text:style-name="T6">larger</text:span> table with <text:span text:style-name="T6">negation:</text:span></text:p>
      <text:p text:style-name="P1"/>
      <text:p text:style-name="P1"><text:tab/><text:tab/><text:span text:style-name="T5">a<text:tab/><text:tab/>b<text:tab/><text:tab/>-a<text:tab/><text:tab/>-b</text:span></text:p>
      <text:p text:style-name="P1"><text:tab/><text:span text:style-name="T5">a</text:span><text:tab/><text:span text:style-name="T3">aa<text:tab/><text:tab/>ab<text:tab/><text:tab/></text:span><text:span text:style-name="T7">a(-a)<text:tab/><text:tab/>a(-b)</text:span></text:p>
      <text:p text:style-name="P1"><text:tab/><text:span text:style-name="T5">b</text:span><text:tab/><text:span text:style-name="T3">ba<text:tab/><text:tab/>bb<text:tab/><text:tab/></text:span><text:span text:style-name="T7">b(-a)<text:tab/><text:tab/>b(-b)</text:span></text:p>
      <text:p text:style-name="P1"><text:tab/><text:span text:style-name="T4">-</text:span><text:span text:style-name="T5">a</text:span><text:tab/><text:span text:style-name="T8">(-a)a<text:tab/><text:tab/>(-a)b</text:span><text:span text:style-name="T3"><text:tab/><text:tab/></text:span><text:span text:style-name="T9">(-a)(-a)<text:tab/><text:tab/>(-a)(-b)</text:span></text:p>
      <text:p text:style-name="P1"><text:tab/><text:span text:style-name="T4">-</text:span><text:span text:style-name="T5">b</text:span><text:tab/><text:span text:style-name="T8">(-b)a<text:tab/><text:tab/>(-b)b</text:span><text:span text:style-name="T3"><text:tab/><text:tab/></text:span><text:span text:style-name="T9">(-b)(-a)<text:tab/><text:tab/>(-b)(-b)</text:span></text:p>
      <text:p text:style-name="P1"/>
      <text:p text:style-name="P6">For addition, assuming `∀ a, b { -(a + b) = (-a) + (-b) }`:</text:p>
      <text:p text:style-name="P6"/>
      <text:p text:style-name="P6"><text:tab/><text:span text:style-name="T1"><text:tab/></text:span><text:span text:style-name="T5">a<text:tab/><text:tab/>b<text:tab/><text:tab/>-a<text:tab/><text:tab/>-b</text:span></text:p>
      <text:p text:style-name="P3"><text:tab/><text:span text:style-name="T5">a</text:span><text:tab/><text:span text:style-name="T15">a+a</text:span><text:span text:style-name="T3"><text:tab/><text:tab/></text:span><text:span text:style-name="T15">a+b</text:span><text:span text:style-name="T3"><text:tab/><text:tab/></text:span><text:span text:style-name="T17">a+(-a)</text:span><text:span text:style-name="T3"><text:tab/><text:tab/></text:span><text:span text:style-name="T17">a+(-b)</text:span></text:p>
      <text:p text:style-name="P3"><text:tab/><text:span text:style-name="T5">b</text:span><text:tab/><text:span text:style-name="T15">b+a</text:span><text:span text:style-name="T3"><text:tab/><text:tab/></text:span><text:span text:style-name="T15">b+b</text:span><text:span text:style-name="T3"><text:tab/><text:tab/></text:span><text:span text:style-name="T17">b+(-a)</text:span><text:span text:style-name="T3"><text:tab/><text:tab/></text:span><text:span text:style-name="T17">b+(-b)</text:span></text:p>
      <text:p text:style-name="P3"><text:tab/><text:span text:style-name="T4">-</text:span><text:span text:style-name="T5">a</text:span><text:tab/>-<text:span text:style-name="T20">(</text:span><text:span text:style-name="T19">a+(-a)</text:span><text:span text:style-name="T20">)<text:tab/>-(</text:span><text:span text:style-name="T19">a+(-b)</text:span><text:span text:style-name="T20">)<text:tab/>-(</text:span><text:span text:style-name="T15">a+a</text:span><text:span text:style-name="T3">)<text:tab/><text:tab/>-(</text:span><text:span text:style-name="T15">a+b</text:span><text:span text:style-name="T3">)</text:span></text:p>
      <text:p text:style-name="P3"><text:tab/><text:span text:style-name="T4">-</text:span><text:span text:style-name="T5">b</text:span><text:tab/>-<text:span text:style-name="T20">(</text:span><text:span text:style-name="T19">b+(-a)</text:span><text:span text:style-name="T20">)<text:tab/>-(</text:span><text:span text:style-name="T19">b+(-b)</text:span><text:span text:style-name="T20">)<text:tab/>-(</text:span><text:span text:style-name="T15">b+a</text:span><text:span text:style-name="T3">)<text:tab/><text:tab/>-(</text:span><text:span text:style-name="T15">b+b</text:span><text:span text:style-name="T3">)</text:span></text:p>
      <text:p text:style-name="P3"/>
      <text:p text:style-name="P6">For multiplication, assuming `∀ a, b { -a*b = (-a)*b = a*(-b) }`:</text:p>
      <text:p text:style-name="P3"/>
      <text:p text:style-name="P3"><text:tab/><text:tab/><text:span text:style-name="T5">a<text:tab/><text:tab/>b<text:tab/><text:tab/>-a<text:tab/><text:tab/>-b</text:span></text:p>
      <text:p text:style-name="P3"><text:tab/><text:span text:style-name="T5">a</text:span><text:tab/><text:span text:style-name="T15">a*a</text:span><text:span text:style-name="T3"><text:tab/><text:tab/></text:span><text:span text:style-name="T15">a*b</text:span><text:span text:style-name="T3"><text:tab/><text:tab/>-</text:span><text:span text:style-name="T17">a*a</text:span><text:span text:style-name="T3"><text:tab/><text:tab/>-</text:span><text:span text:style-name="T17">a*b</text:span></text:p>
      <text:p text:style-name="P3"><text:tab/><text:span text:style-name="T5">b</text:span><text:tab/><text:span text:style-name="T15">b*a</text:span><text:span text:style-name="T3"><text:tab/><text:tab/></text:span><text:span text:style-name="T15">b*b</text:span><text:span text:style-name="T3"><text:tab/><text:tab/>-</text:span><text:span text:style-name="T17">b*a</text:span><text:span text:style-name="T3"><text:tab/><text:tab/>-</text:span><text:span text:style-name="T17">b*b</text:span></text:p>
      <text:p text:style-name="P3"><text:tab/><text:span text:style-name="T4">-</text:span><text:span text:style-name="T5">a</text:span><text:tab/>-<text:span text:style-name="T18">a*a</text:span><text:span text:style-name="T6"><text:tab/><text:tab/>-</text:span><text:span text:style-name="T18">a*b</text:span><text:span text:style-name="T6"><text:tab/><text:tab/></text:span><text:span text:style-name="T16">a*a</text:span><text:span text:style-name="T6"><text:tab/><text:tab/></text:span><text:span text:style-name="T16">a*b</text:span></text:p>
      <text:p text:style-name="P3"><text:tab/><text:span text:style-name="T4">-</text:span><text:span text:style-name="T5">b</text:span><text:tab/>-<text:span text:style-name="T18">b*a</text:span><text:span text:style-name="T6"><text:tab/><text:tab/>-</text:span><text:span text:style-name="T18">b*b</text:span><text:span text:style-name="T6"><text:tab/><text:tab/></text:span><text:span text:style-name="T16">b*a</text:span><text:span text:style-name="T6"><text:tab/><text:tab/></text:span><text:span text:style-name="T16">b*b</text:span></text:p>
      <text:p text:style-name="P3"/>
      <text:p text:style-name="P7">Notice that <text:span text:style-name="T10">this gives a nice pattern which makes it easy to visualise how the upper 2x2 matrix is copied and modified to construct the rest of the matrix. It is not suitable for encoding the full information of a specific algebra, but works for reasoning about abstract algebras with involutions.</text:span></text:p>
      <text:h text:style-name="P10" text:outline-level="3">References:</text:h>
      <text:p text:style-name="P8"/>
      <text:p text:style-name="P9"><text:reference-mark-start text:name="ouroboros"/>[1]<text:reference-mark-end text:name="ouroboros"/><text:tab/>“Ouroboros”</text:p>
      <text:p text:style-name="P9"><text:tab/>Wikipedia</text:p>
      <text:p text:style-name="P9"><text:tab/><text:a xlink:type="simple" xlink:href="https://en.wikipedia.org/wiki/Ouroboros" text:style-name="Internet_20_link" text:visited-style-name="Visited_20_Internet_20_Link"><text:span text:style-name="T12">https://en.wikipedia.org/wiki/Ouroboros</text:span></text:a></text:p>
      <text:p text:style-name="P9"/>
      <text:p text:style-name="P9"><text:reference-mark-start text:name="cayley table"/>[2]<text:reference-mark-end text:name="cayley table"/><text:tab/>“Cayley table”</text:p>
      <text:p text:style-name="P9"><text:tab/>Wikipedia</text:p>
      <text:p text:style-name="P9"><text:tab/><text:a xlink:type="simple" xlink:href="https://en.wikipedia.org/wiki/Cayley_table" text:style-name="Internet_20_link" text:visited-style-name="Visited_20_Internet_20_Link"><text:span text:style-name="T12">https://en.wikipedia.org/wiki/Cayley_table</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1T21:09:41.740795000</meta:creation-date>
    <dc:date>2021-09-12T00:32:17.841048000</dc:date>
    <meta:editing-duration>PT10M7S</meta:editing-duration>
    <meta:editing-cycles>1</meta:editing-cycles>
    <meta:document-statistic meta:table-count="0" meta:image-count="0" meta:object-count="0" meta:page-count="2" meta:paragraph-count="38" meta:word-count="262" meta:character-count="1523" meta:non-whitespace-character-count="1230"/>
    <meta:generator>LibreOffice/5.1.2.2$MacOSX_X86_64 LibreOffice_project/d3bf12ecb743fc0d20e0be0c58ca359301eb705f</meta:generator>
  </office:meta>
</office:document-meta>
</file>